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522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3" office:value-type="string">
            <text:p>Ramp up 0.01 sec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3">
          <table:table-cell table:number-columns-repeated="3"/>
          <table:table-cell table:style-name="ce1" office:value-type="string">
            <text:p>Write (1 to N)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2473">
            <text:p>2473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3456">
            <text:p>3456</text:p>
          </table:table-cell>
          <table:table-cell table:style-name="ce2" office:value-type="float" office:value="323.878365981738">
            <text:p>323.87836598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.0846587993843">
            <text:p>40.0846587994</text:p>
          </table:table-cell>
          <table:table-cell table:style-name="ce2" office:value-type="float" office:value="5.04972752453181">
            <text:p>5.0497275245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2543">
            <text:p>2543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549">
            <text:p>3549</text:p>
          </table:table-cell>
          <table:table-cell table:style-name="ce2" office:value-type="float" office:value="337.178334449201">
            <text:p>337.17833444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9.0306351455257">
            <text:p>39.0306351455</text:p>
          </table:table-cell>
          <table:table-cell table:style-name="ce2" office:value-type="float" office:value="4.91694524782502">
            <text:p>4.9169452478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2571">
            <text:p>2571</text:p>
          </table:table-cell>
          <table:table-cell table:style-name="ce2" office:value-type="float" office:value="239">
            <text:p>239</text:p>
          </table:table-cell>
          <table:table-cell table:style-name="ce2" office:value-type="float" office:value="4275">
            <text:p>4275</text:p>
          </table:table-cell>
          <table:table-cell table:style-name="ce2" office:value-type="float" office:value="327.291746235475">
            <text:p>327.29174623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.5852586305577">
            <text:p>38.5852586306</text:p>
          </table:table-cell>
          <table:table-cell table:style-name="ce2" office:value-type="float" office:value="4.86083824545112">
            <text:p>4.8608382455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2668">
            <text:p>2668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5244">
            <text:p>5244</text:p>
          </table:table-cell>
          <table:table-cell table:style-name="ce2" office:value-type="float" office:value="430.554535185544">
            <text:p>430.55453518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.2590388099463">
            <text:p>37.2590388099</text:p>
          </table:table-cell>
          <table:table-cell table:style-name="ce2" office:value-type="float" office:value="4.69376563133113">
            <text:p>4.693765631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2597">
            <text:p>2597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4503">
            <text:p>4503</text:p>
          </table:table-cell>
          <table:table-cell table:style-name="ce2" office:value-type="float" office:value="332.441293308637">
            <text:p>332.44129330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.3231917393594">
            <text:p>38.3231917394</text:p>
          </table:table-cell>
          <table:table-cell table:style-name="ce2" office:value-type="float" office:value="4.82782395935289">
            <text:p>4.8278239594</text:p>
          </table:table-cell>
          <table:table-cell table:style-name="ce2" office:value-type="float" office:value="129">
            <text:p>129</text:p>
          </table:table-cell>
        </table:table-row>
        <table:table-row table:style-name="ro5">
          <table:table-cell table:number-columns-repeated="12"/>
        </table:table-row>
        <table:table-row table:style-name="ro3">
          <table:table-cell table:number-columns-repeated="3"/>
          <table:table-cell table:style-name="ce1" office:value-type="string">
            <text:p>Read (1 to N)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16.6741653389308">
            <text:p>16.67416533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38.715088484442">
            <text:p>838.7150884844</text:p>
          </table:table-cell>
          <table:table-cell table:style-name="ce2" office:value-type="float" office:value="105.658443764153">
            <text:p>105.6584437642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15.3715298640051">
            <text:p>15.3715298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52.70031237063">
            <text:p>752.7003123706</text:p>
          </table:table-cell>
          <table:table-cell table:style-name="ce2" office:value-type="float" office:value="94.8225979451281">
            <text:p>94.8225979451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19.8623787900365">
            <text:p>19.862378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79.763442322072">
            <text:p>679.7634423221</text:p>
          </table:table-cell>
          <table:table-cell table:style-name="ce2" office:value-type="float" office:value="85.6342617769016">
            <text:p>85.6342617769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43.3951370315846">
            <text:p>43.39513703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42.075187004398">
            <text:p>642.0751870044</text:p>
          </table:table-cell>
          <table:table-cell table:style-name="ce2" office:value-type="float" office:value="80.8864249253588">
            <text:p>80.8864249254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50.7911735146137">
            <text:p>50.79117351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32.375074304071">
            <text:p>632.3750743041</text:p>
          </table:table-cell>
          <table:table-cell table:style-name="ce2" office:value-type="float" office:value="79.664438071509">
            <text:p>79.6644380715</text:p>
          </table:table-cell>
          <table:table-cell table:style-name="ce2" office:value-type="float" office:value="129">
            <text:p>129</text:p>
          </table:table-cell>
        </table:table-row>
        <table:table-row table:style-name="ro5">
          <table:table-cell table:number-columns-repeated="12"/>
        </table:table-row>
        <table:table-row table:style-name="ro3">
          <table:table-cell table:number-columns-repeated="3"/>
          <table:table-cell table:style-name="ce1" office:value-type="string">
            <text:p>Update (1 to N)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737">
            <text:p>2737</text:p>
          </table:table-cell>
          <table:table-cell table:style-name="ce2" office:value-type="float" office:value="235.453820151447">
            <text:p>235.45382015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8.0720092915215">
            <text:p>58.0720092915</text:p>
          </table:table-cell>
          <table:table-cell table:style-name="ce2" office:value-type="float" office:value="7.31571210801394">
            <text:p>7.315712108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1684">
            <text:p>1684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2523">
            <text:p>2523</text:p>
          </table:table-cell>
          <table:table-cell table:style-name="ce2" office:value-type="float" office:value="225.226278284195">
            <text:p>225.22627828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8.8164368414397">
            <text:p>58.8164368414</text:p>
          </table:table-cell>
          <table:table-cell table:style-name="ce2" office:value-type="float" office:value="7.40949253178293">
            <text:p>7.4094925318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1713">
            <text:p>1713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2668">
            <text:p>2668</text:p>
          </table:table-cell>
          <table:table-cell table:style-name="ce2" office:value-type="float" office:value="233.110413890062">
            <text:p>233.11041389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7.8440370510339">
            <text:p>57.844037051</text:p>
          </table:table-cell>
          <table:table-cell table:style-name="ce2" office:value-type="float" office:value="7.28699294881188">
            <text:p>7.2869929488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1705">
            <text:p>1705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2545">
            <text:p>2545</text:p>
          </table:table-cell>
          <table:table-cell table:style-name="ce2" office:value-type="float" office:value="226.42622262907">
            <text:p>226.42622262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8.1233144238817">
            <text:p>58.1233144239</text:p>
          </table:table-cell>
          <table:table-cell table:style-name="ce2" office:value-type="float" office:value="7.32217535222729">
            <text:p>7.3221753522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1697">
            <text:p>1697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2607">
            <text:p>2607</text:p>
          </table:table-cell>
          <table:table-cell table:style-name="ce2" office:value-type="float" office:value="226.743175319544">
            <text:p>226.74317531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8.4007082837901">
            <text:p>58.4007082838</text:p>
          </table:table-cell>
          <table:table-cell table:style-name="ce2" office:value-type="float" office:value="7.35712047715715">
            <text:p>7.3571204772</text:p>
          </table:table-cell>
          <table:table-cell table:style-name="ce2" office:value-type="float" office:value="129">
            <text:p>129</text:p>
          </table:table-cell>
        </table:table-row>
        <table:table-row table:style-name="ro5" table:number-rows-repeated="1048550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0000-00-00T23:03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z </meta:initial-creator>
    <meta:creation-date>2014-09-11T11:11:53</meta:creation-date>
    <meta:generator>LibreOffice/4.0.2.2$Linux_x86 LibreOffice_project/400m0$Build-2</meta:generator>
    <dc:date>2014-09-24T00:09:26</dc:date>
    <dc:creator>kattz </dc:creator>
    <meta:editing-duration>PT5H42M16S</meta:editing-duration>
    <meta:editing-cycles>32</meta:editing-cycles>
    <meta:document-statistic meta:table-count="1" meta:cell-count="202" meta:object-count="0"/>
  </office:meta>
</office:document-meta>
</file>